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fde8" officeooo:paragraph-rsid="0012fde8"/>
    </style:style>
    <style:style style:name="P2" style:family="paragraph" style:parent-style-name="Standard">
      <style:text-properties style:text-underline-style="none" officeooo:rsid="0012fde8" officeooo:paragraph-rsid="0012fde8"/>
    </style:style>
    <style:style style:name="P3" style:family="paragraph" style:parent-style-name="Standard">
      <style:text-properties officeooo:rsid="00177e16" officeooo:paragraph-rsid="00177e16"/>
    </style:style>
    <style:style style:name="T1" style:family="text">
      <style:text-properties officeooo:rsid="00177e16"/>
    </style:style>
    <style:style style:name="T2" style:family="text">
      <style:text-properties officeooo:rsid="00143de5"/>
    </style:style>
    <style:style style:name="T3" style:family="text">
      <style:text-properties officeooo:rsid="0015d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ció de les pantalles principals</text:p>
      <text:p text:style-name="P1"/>
      <text:p text:style-name="P1"><text:tab/>Inici, Buscador, Favorits i Perfil</text:p>
      <text:p text:style-name="P1"/>
      <text:p text:style-name="P1"/>
      <text:p text:style-name="P1"><text:tab/>1.1. Creació pantalles secundaries (es desenvoluparan si dona temps)</text:p>
      <text:p text:style-name="P1"/>
      <text:p text:style-name="P1"><text:tab/><text:tab/>Establiment, Calendari, Consells</text:p>
      <text:p text:style-name="P1"/>
      <text:p text:style-name="P1"/>
      <text:p text:style-name="P1">2. Creació de la paleta de colors</text:p>
      <text:p text:style-name="P1"/>
      <text:p text:style-name="P1"><text:tab/>Color principal: #6667AB</text:p>
      <text:p text:style-name="P1"/>
      <text:p text:style-name="P1"/>
      <text:p text:style-name="P1"><text:span text:style-name="T1">3</text:span>. Creació barra inferior de navegació</text:p>
      <text:p text:style-name="P1"/>
      <text:p text:style-name="P1"><text:tab/><text:span text:style-name="T1">3</text:span>.1. Elecció de les icones a emprar <text:span text:style-name="T2">i l’estil de text a emprar</text:span> (quan s’està a la corresponent pàgina i quan no)</text:p>
      <text:p text:style-name="P1"/>
      <text:p text:style-name="P1"><text:tab/><text:span text:style-name="T1">3</text:span>.2. Implementació de la navegació quan es prem sobre una icona</text:p>
      <text:p text:style-name="P2"/>
      <text:p text:style-name="P1"><text:tab/><text:tab/>No s’empra el widget de navegació com a tal sinó que es canvia el valor de l’id de la pàgina activa i es refresca la pantalla.</text:p>
      <text:p text:style-name="P1"><text:tab/><text:tab/>Posteriorment, per a accedir a les pàgines secundàries s’emprarà el widget de Navigation.push, ja que aquest ofereix l’estil de pantalla que es desitja</text:p>
      <text:p text:style-name="P1"/>
      <text:p text:style-name="P1"/>
      <text:p text:style-name="P1"><text:span text:style-name="T1">4</text:span>. <text:span text:style-name="T3">Implementació </text:span><text:span text:style-name="T1">inicial </text:span><text:span text:style-name="T3">de l</text:span><text:span text:style-name="T1">es</text:span><text:span text:style-name="T3"> secci</text:span><text:span text:style-name="T1">ons </text:span><text:span text:style-name="T3">de la pantalla Inici </text:span><text:span text:style-name="T1">i les corresponent targetes</text:span></text:p>
      <text:p text:style-name="P1"/>
      <text:p text:style-name="P1"/>
      <text:p text:style-name="P3">5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8T21:37:11.881103600</meta:creation-date>
    <dc:date>2025-05-09T00:33:56.978919500</dc:date>
    <meta:editing-duration>PT2H35M29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3" meta:word-count="136" meta:character-count="821" meta:non-whitespace-character-count="686"/>
  </office:meta>
</office:document-meta>
</file>